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svg:font-family="Roboto" style:font-adornments="Kursiv" style:font-pitch="variable"/>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Standard" style:font-pitch="variable"/>
    <style:font-face style:name="Roboto Thin1" svg:font-family="'Roboto Thin'" style:font-adornments="Kursiv"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7368"/>
    </style:style>
    <style:style style:name="P2" style:family="paragraph" style:parent-style-name="Standard">
      <style:text-properties officeooo:rsid="00186de0" officeooo:paragraph-rsid="00186de0"/>
    </style:style>
    <style:style style:name="P3" style:family="paragraph" style:parent-style-name="Footnote">
      <style:text-properties officeooo:rsid="0023b027" officeooo:paragraph-rsid="0023b027"/>
    </style:style>
    <style:style style:name="P4" style:family="paragraph" style:parent-style-name="Contents_20_2">
      <style:paragraph-properties>
        <style:tab-stops>
          <style:tab-stop style:position="2cm"/>
          <style:tab-stop style:position="16.002cm" style:type="right"/>
        </style:tab-stops>
      </style:paragraph-properties>
    </style:style>
    <style:style style:name="P5" style:family="paragraph" style:parent-style-name="Contents_20_1">
      <style:paragraph-properties>
        <style:tab-stops>
          <style:tab-stop style:position="2cm"/>
          <style:tab-stop style:position="16.002cm" style:type="right"/>
        </style:tab-stops>
      </style:paragraph-properties>
    </style:style>
    <style:style style:name="P6" style:family="paragraph" style:parent-style-name="Contents_20_3">
      <style:paragraph-properties>
        <style:tab-stops>
          <style:tab-stop style:position="2cm"/>
          <style:tab-stop style:position="16.002cm" style:type="right"/>
        </style:tab-stops>
      </style:paragraph-properties>
    </style:style>
    <style:style style:name="P7" style:family="paragraph" style:parent-style-name="Contents_20_4">
      <style:paragraph-properties>
        <style:tab-stops>
          <style:tab-stop style:position="2cm"/>
          <style:tab-stop style:position="16.002cm" style:type="right"/>
        </style:tab-stops>
      </style:paragraph-properties>
    </style:style>
    <style:style style:name="P8" style:family="paragraph" style:parent-style-name="Contents_20_Heading">
      <style:paragraph-properties fo:break-before="page"/>
    </style:style>
    <style:style style:name="P9" style:family="paragraph" style:parent-style-name="Zitat">
      <style:paragraph-properties style:writing-mode="page"/>
    </style:style>
    <style:style style:name="P10" style:family="paragraph" style:parent-style-name="Heading_20_1">
      <style:paragraph-properties fo:break-before="page"/>
    </style:style>
    <style:style style:name="T1" style:family="text">
      <style:text-properties officeooo:rsid="0018b304"/>
    </style:style>
    <style:style style:name="T2" style:family="text">
      <style:text-properties officeooo:rsid="00186de0"/>
    </style:style>
    <style:style style:name="T3" style:family="text">
      <style:text-properties officeooo:rsid="00301639"/>
    </style:style>
    <style:style style:name="T4" style:family="text">
      <style:text-properties officeooo:rsid="0034a72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orlage</text:p>
      <text:p text:style-name="Subtitle">Roboto 2.0</text:p>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source>
        <text:index-body>
          <text:index-title text:style-name="Sect1" text:name="Inhaltsverzeichnis1_Head">
            <text:p text:style-name="P8">Inhaltsverzeichnis</text:p>
          </text:index-title>
          <text:p text:style-name="P5"><text:a xlink:type="simple" xlink:href="#__RefHeading___Toc396_1615481169" text:style-name="Index_20_Link" text:visited-style-name="Index_20_Link"><text:span text:style-name="Kapitelnummerierung">1 </text:span></text:a><text:a xlink:type="simple" xlink:href="#__RefHeading___Toc396_1615481169" text:style-name="Index_20_Link" text:visited-style-name="Index_20_Link"><text:tab/>Überschrift<text:tab/>3</text:a></text:p>
          <text:p text:style-name="P4"><text:a xlink:type="simple" xlink:href="#__RefHeading___Toc398_1615481169" text:style-name="Index_20_Link" text:visited-style-name="Index_20_Link"><text:span text:style-name="Kapitelnummerierung">1.1 </text:span></text:a><text:a xlink:type="simple" xlink:href="#__RefHeading___Toc398_1615481169" text:style-name="Index_20_Link" text:visited-style-name="Index_20_Link"><text:tab/>Subüberschrift<text:tab/>3</text:a></text:p>
          <text:p text:style-name="P6"><text:a xlink:type="simple" xlink:href="#__RefHeading___Toc400_1615481169" text:style-name="Index_20_Link" text:visited-style-name="Index_20_Link"><text:span text:style-name="Kapitelnummerierung">1.1.1 </text:span></text:a><text:a xlink:type="simple" xlink:href="#__RefHeading___Toc400_1615481169" text:style-name="Index_20_Link" text:visited-style-name="Index_20_Link"><text:tab/>Subsubüberschrift<text:tab/>3</text:a></text:p>
          <text:p text:style-name="P7"><text:a xlink:type="simple" xlink:href="#__RefHeading___Toc402_1615481169" text:style-name="Index_20_Link" text:visited-style-name="Index_20_Link"><text:span text:style-name="Kapitelnummerierung">1.1.1.1 </text:span></text:a><text:a xlink:type="simple" xlink:href="#__RefHeading___Toc402_1615481169" text:style-name="Index_20_Link" text:visited-style-name="Index_20_Link"><text:tab/>Teilüberschrift<text:tab/>3</text:a></text:p>
          <text:p text:style-name="P7"><text:a xlink:type="simple" xlink:href="#__RefHeading___Toc404_1615481169" text:style-name="Index_20_Link" text:visited-style-name="Index_20_Link"><text:span text:style-name="Kapitelnummerierung">1.1.1.2 </text:span></text:a><text:a xlink:type="simple" xlink:href="#__RefHeading___Toc404_1615481169" text:style-name="Index_20_Link" text:visited-style-name="Index_20_Link"><text:tab/>Andere Teilüberschrift<text:tab/>3</text:a></text:p>
          <text:p text:style-name="P5"><text:a xlink:type="simple" xlink:href="#__RefHeading___Toc406_1615481169" text:style-name="Index_20_Link" text:visited-style-name="Index_20_Link"><text:span text:style-name="Kapitelnummerierung">2 </text:span></text:a><text:a xlink:type="simple" xlink:href="#__RefHeading___Toc406_1615481169" text:style-name="Index_20_Link" text:visited-style-name="Index_20_Link"><text:tab/>Nächster Teil der Seminararbeit<text:tab/>4</text:a></text:p>
        </text:index-body>
      </text:table-of-content>
      <text:p text:style-name="P1"/>
      <text:h text:style-name="P10" text:outline-level="1"><text:bookmark-start text:name="__RefHeading___Toc396_1615481169"/>Überschrift<text:bookmark-end text:name="__RefHeading___Toc396_1615481169"/></text:h>
      <text:h text:style-name="Heading_20_2" text:outline-level="2"><text:bookmark-start text:name="__RefHeading___Toc398_1615481169"/>Subüberschrift<text:bookmark-end text:name="__RefHeading___Toc398_1615481169"/></text:h>
      <text:h text:style-name="Heading_20_3" text:outline-level="3"><text:bookmark-start text:name="__RefHeading___Toc400_1615481169"/>Subsubüberschrift<text:bookmark-end text:name="__RefHeading___Toc400_1615481169"/></text:h>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4" text:outline-level="4"><text:bookmark-start text:name="__RefHeading___Toc402_1615481169"/>Teilüberschrift<text:bookmark-end text:name="__RefHeading___Toc402_1615481169"/></text:h>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4" text:outline-level="4"><text:bookmark-start text:name="__RefHeading___Toc404_1615481169"/>Andere Teilüberschrift<text:bookmark-end text:name="__RefHeading___Toc404_1615481169"/></text:h>
      <text:h text:style-name="Heading_20_1" text:outline-level="1"><text:bookmark-start text:name="__RefHeading___Toc406_1615481169"/>Nächster Teil der Seminararbeit<text:bookmark-end text:name="__RefHeading___Toc406_1615481169"/></text:h>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text:note text:id="ftn1" text:note-class="footnote"><text:note-citation>1</text:note-citation><text:note-body><text:p text:style-name="P3">Dies ist eine Fußnote :)</text:p></text:note-body></text:note>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9">And as I’ve said elsewhere, a free press helps make a nation stronger and more successful, and it makes us leaders more effective because it demands greater accountability.</text:p>
      <text:p text:style-name="Zitat_20_Autor">Obama, <text:span text:style-name="T4">2015</text:span></text:p>
      <text:p text:style-name="Standard"><text:span text:style-name="T3">U</text:span>nd dies ist wieder ein normaler absatz…</text:p>
      <text:p text:style-name="Mono">&lt;?php</text:p>
      <text:p text:style-name="Mono">require_once '../vendor/autoload.php';</text:p>
      <text:p text:style-name="Mono">require_once 'lib/request.php';</text:p>
      <text:p text:style-name="Mono"/>
      <text:p text:style-name="Mono"/>
      <text:p text:style-name="Mono">try{</text:p>
      <text:p text:style-name="Mono"><text:s text:c="2"/>$r = new \lib\Request();</text:p>
      <text:p text:style-name="Mono"><text:s text:c="2"/>$apiName = $r-&gt;api;</text:p>
      <text:p text:style-name="Mono"><text:s text:c="2"/>if(!ctype_alnum($apiName)){</text:p>
      <text:p text:style-name="Mono"><text:s text:c="4"/>throw new Exception('The API-name must be alphanumeric.');</text:p>
      <text:p text:style-name="Mono"><text:s text:c="2"/>}</text:p>
      <text:p text:style-name="Mono"><text:s text:c="2"/>$apiPath = 'route/'.$apiName.'Route.php';</text:p>
      <text:p text:style-name="Mono"><text:s text:c="2"/>if(file_exists($apiPath)){</text:p>
      <text:p text:style-name="Mono"><text:s text:c="4"/>include_once($apiPath);</text:p>
      <text:p text:style-name="Mono"><text:s text:c="4"/>$apiName = ucfirst($apiName.'Route');</text:p>
      <text:p text:style-name="Mono"><text:s text:c="4"/>$a = new $apiName($r);</text:p>
      <text:p text:style-name="Mono"><text:s text:c="4"/>$a-&gt;resolveRoute($r-&gt;route);</text:p>
      <text:p text:style-name="Mono"><text:s text:c="2"/>} else {</text:p>
      <text:p text:style-name="Mono"><text:s text:c="4"/>throw new Exception('This API does not exist.');</text:p>
      <text:p text:style-name="Mono"><text:s text:c="2"/>}</text:p>
      <text:p text:style-name="Mono">} catch(Exception $e){</text:p>
      <text:p text:style-name="Mono"><text:s text:c="2"/>$r-&gt;abort($e-&gt;getCode(), $e-&gt;getMessage());</text:p>
      <text:p text:style-name="Mono">}</text:p>
      <text:p text:style-name="Mono"/>
      <text:p text:style-name="Mono">exit;</text:p>
      <text:p text:style-name="Mono"/>
      <text:p text:style-name="Mono">?&gt;</text:p>
      <text:p text:style-name="Standard">normaler text</text:p>
      <text:p text:style-name="Standard">text</text:p>
      <text:p text:style-name="Standard">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svg:font-family="Roboto" style:font-adornments="Kursiv" style:font-pitch="variable"/>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Standard" style:font-pitch="variable"/>
    <style:font-face style:name="Roboto Thin1" svg:font-family="'Roboto Thin'" style:font-adornments="Kursiv"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5%" fo:text-align="justify" style:justify-single-word="false" fo:hyphenation-ladder-count="no-limit" fo:text-indent="0.25cm" style:auto-text-indent="false" style:page-number="auto" text:number-lines="false" text:line-number="0" style:writing-mode="page"/>
      <style:text-properties style:font-name="Roboto Light" fo:font-family="'Roboto Light'" style:font-style-name="Standard" style:font-pitch="variable" fo:font-weight="250" style:font-size-asian="10.5pt" fo:hyphenate="true" fo:hyphenation-remain-char-count="2" fo:hyphenation-push-char-count="2"/>
    </style:style>
    <style:style style:name="Heading" style:family="paragraph" style:parent-style-name="Standard" style:next-style-name="Text_20_body" style:class="text">
      <style:paragraph-properties fo:margin-top="0.199cm" fo:margin-bottom="0.199cm" loext:contextual-spacing="true" fo:keep-with-next="always" style:writing-mode="page"/>
      <style:text-properties fo:color="#1e88e5" style:font-name="Roboto Light" fo:font-family="'Roboto Light'" style:font-style-name="Standard"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top="0cm" fo:margin-bottom="0.247cm" loext:contextual-spacing="true" style:page-number="auto" fo:background-color="transparent"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color="#333333" fo:font-size="10pt" style:font-size-asian="10.5pt"/>
    </style:style>
    <style:style style:name="Title" style:family="paragraph" style:parent-style-name="Heading" style:next-style-name="Text_20_body" style:class="chapter">
      <style:paragraph-properties fo:margin-top="0.199cm" fo:margin-bottom="0.199cm" loext:contextual-spacing="true" fo:text-align="start" style:justify-single-word="false" style:writing-mode="page"/>
      <style:text-properties style:font-name="Roboto Light" fo:font-family="'Roboto Light'" style:font-style-name="Standard" style:font-pitch="variable" fo:font-size="30pt" fo:font-weight="250" style:font-size-asian="28pt" style:font-weight-asian="bold" style:font-size-complex="28pt" style:font-weight-complex="normal"/>
    </style:style>
    <style:style style:name="Subtitle" style:family="paragraph" style:parent-style-name="Heading" style:next-style-name="Text_20_body" style:class="chapter" style:master-page-name="">
      <style:paragraph-properties fo:margin-top="0cm" fo:margin-bottom="0.199cm" loext:contextual-spacing="false" fo:text-align="start" style:justify-single-word="false" style:page-number="auto" style:writing-mode="page"/>
      <style:text-properties fo:color="#333333" style:font-name="Roboto Thin" fo:font-family="'Roboto Thin'" style:font-style-name="Standar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loext:contextual-spacing="false" style:page-number="auto" fo:break-before="page" style:writing-mode="page"/>
      <style:text-properties fo:font-size="24pt"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99cm" fo:margin-bottom="0.199cm" loext:contextual-spacing="false" style:writing-mode="page"/>
      <style:text-properties fo:font-size="20pt" fo:font-weight="250"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199cm" fo:margin-bottom="0.199cm" loext:contextual-spacing="false" style:writing-mode="page"/>
      <style:text-properties fo:font-size="16pt" fo:font-weight="250"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199cm" fo:margin-bottom="0.199cm" loext:contextual-spacing="false" style:writing-mode="page"/>
      <style:text-properties fo:font-size="12pt" fo:font-style="normal" fo:font-weight="250"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font-size="16pt" fo:font-weight="250" style:font-size-asian="16pt" style:font-weight-asian="bold" style:font-size-complex="16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writing-mode="page">
        <style:tab-stops/>
      </style:paragraph-properties>
    </style:style>
    <style:style style:name="Contents_20_3" style:display-name="Contents 3" style:family="paragraph" style:parent-style-name="Index" style:class="index">
      <style:paragraph-properties fo:margin-left="0cm" fo:margin-right="0cm" fo:text-indent="0cm" style:auto-text-indent="false" style:writing-mode="pag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color="#333333"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Zitat" style:family="paragraph" style:parent-style-name="Standard" style:master-page-name="">
      <loext:graphic-properties draw:fill="none" draw:fill-color="#729fcf"/>
      <style:paragraph-properties fo:margin-left="0.499cm" fo:margin-right="1cm" fo:margin-top="0.3cm" fo:margin-bottom="0.101cm" loext:contextual-spacing="true" fo:text-align="justify" style:justify-single-word="false" fo:hyphenation-ladder-count="no-limit" fo:text-indent="0cm" style:auto-text-indent="false" style:page-number="auto" fo:background-color="transparent" fo:padding-left="0.499cm" fo:padding-right="0cm" fo:padding-top="0cm" fo:padding-bottom="0cm" fo:border-left="0.99pt solid #2196f3" fo:border-right="none" fo:border-top="none" fo:border-bottom="none" style:shadow="none" fo:keep-with-next="always" style:writing-mode="page">
        <style:tab-stops/>
      </style:paragraph-properties>
      <style:text-properties fo:color="#333333" style:font-name="Roboto Light1" fo:font-family="'Roboto Light'" style:font-style-name="Kursiv" style:font-pitch="variable" fo:font-size="12pt" fo:font-style="italic" fo:font-weight="250" style:font-size-asian="10.5pt" fo:hyphenate="true" fo:hyphenation-remain-char-count="2" fo:hyphenation-push-char-count="2"/>
    </style:style>
    <style:style style:name="Zitat_20_Autor" style:display-name="Zitat Autor" style:family="paragraph" style:parent-style-name="Zitat">
      <style:paragraph-properties fo:margin-left="0.499cm" fo:margin-right="1cm" fo:margin-top="0cm" fo:margin-bottom="0.303cm" loext:contextual-spacing="true" fo:text-indent="1cm" style:auto-text-indent="false" style:writing-mode="page"/>
      <style:text-properties style:font-name="Roboto Light1" fo:font-family="'Roboto Light'" style:font-style-name="Kursiv" style:font-pitch="variable" fo:font-size="11pt" fo:font-style="italic" officeooo:rsid="00301639" style:font-size-asian="10.5pt"/>
    </style:style>
    <style:style style:name="Mono" style:family="paragraph" style:parent-style-name="Text_20_body" style:auto-update="true" style:master-page-name="">
      <loext:graphic-properties draw:fill="none"/>
      <style:paragraph-properties fo:margin-left="0.501cm" fo:margin-right="1cm" fo:margin-top="0.247cm" fo:margin-bottom="0.247cm" loext:contextual-spacing="true" fo:line-height="105%" fo:text-indent="0cm" style:auto-text-indent="false" style:page-number="auto" fo:background-color="transparent" fo:padding-left="0.499cm" fo:padding-right="0.049cm" fo:padding-top="0.049cm" fo:padding-bottom="0.049cm" fo:border-left="0.99pt solid #2196f3" fo:border-right="none" fo:border-top="none" fo:border-bottom="none" style:shadow="none" text:number-lines="false" text:line-number="0" style:writing-mode="page">
        <style:tab-stops/>
      </style:paragraph-properties>
      <style:text-properties fo:color="#333333" style:font-name="Roboto Mono Light" fo:font-family="'Roboto Mono Light'" style:font-style-name="Standard" style:font-pitch="variable" fo:font-size="8pt" officeooo:rsid="00311783"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paragraph-properties fo:margin-top="0.247cm" fo:margin-bottom="0.247cm" loext:contextual-spacing="false" style:writing-mode="page"/>
    </style:style>
    <style:style style:name="Internet_20_link" style:display-name="Internet link" style:family="text">
      <style:text-properties fo:color="#2196f3"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fo:color="#333333"/>
    </style:style>
    <style:style style:name="Footnote_20_anchor" style:display-name="Footnote anchor" style:family="text">
      <style:text-properties fo:color="#333333"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elnummerierung" style:family="text">
      <style:text-properties style:font-name="Roboto Thin" fo:font-family="'Roboto Thin'" style:font-style-name="Standard" style:font-pitch="variable" fo:font-weight="250" officeooo:rsid="00186de0" style:font-size-asian="10.5pt"/>
    </style:style>
    <style:style style:name="Line_20_numbering" style:display-name="Line numbering" style:family="text">
      <style:text-properties fo:color="#333333" style:font-name="Roboto Mono Light" fo:font-family="'Roboto Mono Light'" style:font-style-name="Standard" style:font-pitch="variable" fo:font-size="10pt" fo:font-weight="250" style:font-size-asian="10.5pt" loext:shadow="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text:style-name="Kapitelnummerierung" style:num-format="1">
        <style:list-level-properties text:list-level-position-and-space-mode="label-alignment">
          <style:list-level-label-alignment text:label-followed-by="listtab" text:list-tab-stop-position="1.75cm" fo:text-indent="-2cm" fo:margin-left="2cm"/>
        </style:list-level-properties>
      </text:outline-level-style>
      <text:outline-level-style text:level="2" text:style-name="Kapitelnummerierung" style:num-format="1" text:display-levels="2">
        <style:list-level-properties text:list-level-position-and-space-mode="label-alignment">
          <style:list-level-label-alignment text:label-followed-by="listtab" text:list-tab-stop-position="1.75cm" fo:text-indent="-2cm" fo:margin-left="2cm"/>
        </style:list-level-properties>
      </text:outline-level-style>
      <text:outline-level-style text:level="3" text:style-name="Kapitelnummerierung" style:num-format="1" text:display-levels="3">
        <style:list-level-properties text:list-level-position-and-space-mode="label-alignment">
          <style:list-level-label-alignment text:label-followed-by="listtab" text:list-tab-stop-position="1.75cm" fo:text-indent="-2cm" fo:margin-left="2cm"/>
        </style:list-level-properties>
      </text:outline-level-style>
      <text:outline-level-style text:level="4" text:style-name="Kapitelnummerierung" style:num-format="1" text:display-levels="4">
        <style:list-level-properties text:list-level-position-and-space-mode="label-alignment">
          <style:list-level-label-alignment text:label-followed-by="listtab" text:list-tab-stop-position="1.75cm" fo:text-indent="-2cm" fo:margin-left="2cm"/>
        </style:list-level-properties>
      </text:outline-level-style>
      <text:outline-level-style text:level="5" text:style-name="Kapitelnummerierung" style:num-format="1" text:display-levels="5">
        <style:list-level-properties text:list-level-position-and-space-mode="label-alignment">
          <style:list-level-label-alignment text:label-followed-by="listtab" text:list-tab-stop-position="1.75cm" fo:text-indent="-2cm" fo:margin-left="2cm"/>
        </style:list-level-properties>
      </text:outline-level-style>
      <text:outline-level-style text:level="6" text:style-name="Kapitelnummerierung" style:num-format="1" text:display-levels="6">
        <style:list-level-properties text:list-level-position-and-space-mode="label-alignment">
          <style:list-level-label-alignment text:label-followed-by="listtab" text:list-tab-stop-position="1.75cm" fo:text-indent="-2cm" fo:margin-left="2cm"/>
        </style:list-level-properties>
      </text:outline-level-style>
      <text:outline-level-style text:level="7" text:style-name="Kapitelnummerierung" style:num-format="1" text:display-levels="7">
        <style:list-level-properties text:list-level-position-and-space-mode="label-alignment">
          <style:list-level-label-alignment text:label-followed-by="listtab" text:list-tab-stop-position="1.75cm" fo:text-indent="-2cm" fo:margin-left="2cm"/>
        </style:list-level-properties>
      </text:outline-level-style>
      <text:outline-level-style text:level="8" text:style-name="Kapitelnummerierung" style:num-format="1" text:display-levels="8">
        <style:list-level-properties text:list-level-position-and-space-mode="label-alignment">
          <style:list-level-label-alignment text:label-followed-by="listtab" text:list-tab-stop-position="1.75cm" fo:text-indent="-2cm" fo:margin-left="2cm"/>
        </style:list-level-properties>
      </text:outline-level-style>
      <text:outline-level-style text:level="9" text:style-name="Kapitelnummerierung" style:num-format="1" text:display-levels="9">
        <style:list-level-properties text:list-level-position-and-space-mode="label-alignment">
          <style:list-level-label-alignment text:label-followed-by="listtab" text:list-tab-stop-position="1.75cm" fo:text-indent="-2cm" fo:margin-left="2cm"/>
        </style:list-level-properties>
      </text:outline-level-style>
      <text:outline-level-style text:level="10" text:style-name="Kapitelnummerierung" style:num-format="1" text:display-levels="10">
        <style:list-level-properties text:list-level-position-and-space-mode="label-alignment">
          <style:list-level-label-alignment text:label-followed-by="listtab" text:list-tab-stop-position="1.75cm" fo:text-indent="-2cm" fo:margin-left="2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office:styles>
  <office:automatic-styles>
    <style:style style:name="MT1" style:family="text">
      <style:text-properties officeooo:rsid="0018b304"/>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draw:fill="none" draw:fill-color="#729fcf" style:footnote-max-height="0cm">
        <style:columns fo:column-count="1" fo:column-gap="0cm"/>
        <style:footnote-sep style:width="0.018cm" style:distance-before-sep="0.101cm" style:distance-after-sep="0.101cm" style:line-style="solid" style:adjustment="left" style:rel-width="35%" style:color="#333333"/>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text:page-number> <text:span text:style-name="MT1">von </text:span><text:span text:style-name="MT1"><text:page-count>4</text:page-count></text:span></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20:37:08.405000000</meta:creation-date>
    <dc:date>2017-10-09T21:55:39.370000000</dc:date>
    <meta:editing-duration>PT1H11M33S</meta:editing-duration>
    <meta:editing-cycles>29</meta:editing-cycles>
    <meta:generator>LibreOffice/5.3.6.1$Windows_x86 LibreOffice_project/686f202eff87ef707079aeb7f485847613344eb7</meta:generator>
    <meta:document-statistic meta:table-count="0" meta:image-count="0" meta:object-count="0" meta:page-count="4" meta:paragraph-count="49" meta:word-count="445" meta:character-count="2933" meta:non-whitespace-character-count="2494"/>
  </office:meta>
</office:document-meta>
</file>